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2mm"/>
    </style:style>
    <style:style style:name="co2" style:family="table-column">
      <style:table-column-properties fo:break-before="auto" style:column-width="24.9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7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3" number:language="es" number:country="CL" number:automatic-order="true">
      <number:day number:style="long"/>
      <number:text>-</number:text>
      <number:month number:textual="true"/>
    </number:date-style>
    <style:style style:name="ce1" style:family="table-cell" style:parent-style-name="Default" style:data-style-name="N10">
      <style:table-cell-properties style:rotation-align="none"/>
    </style:style>
    <style:style style:name="ce2" style:family="table-cell" style:parent-style-name="Default" style:data-style-name="N10033">
      <style:table-cell-properties style:rotation-align="none"/>
    </style:style>
    <style:style style:name="ce3" style:family="table-cell" style:parent-style-name="Default" style:data-style-name="N3">
      <style:table-cell-properties style:rotation-align="none"/>
    </style:style>
    <style:style style:name="ce10" style:family="table-cell" style:parent-style-name="Default">
      <style:text-properties fo:color="#2a6099"/>
    </style:style>
    <style:style style:name="ce11" style:family="table-cell" style:parent-style-name="Default" style:data-style-name="N3">
      <style:table-cell-properties style:rotation-align="none"/>
      <style:text-properties fo:color="#2a6099"/>
    </style:style>
    <style:style style:name="ce4" style:family="table-cell" style:parent-style-name="Default">
      <style:text-properties fo:color="#ce181e"/>
    </style:style>
    <style:style style:name="ce5" style:family="table-cell" style:parent-style-name="Default" style:data-style-name="N37"/>
    <style:style style:name="ce6" style:family="table-cell" style:parent-style-name="Default" style:data-style-name="N37">
      <style:text-properties fo:color="#ce181e"/>
    </style:style>
    <style:style style:name="ce15" style:family="table-cell" style:parent-style-name="Default" style:data-style-name="N3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proy</text:p>
          </table:table-cell>
          <table:table-cell office:value-type="string" calcext:value-type="string">
            <text:p>mensua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nual</text:p>
          </table:table-cell>
          <table:table-cell table:style-name="ce3" office:value-type="float" office:value="2000000000" calcext:value-type="float">
            <text:p>2.000.000.000</text:p>
          </table:table-cell>
          <table:table-cell table:style-name="ce3" table:formula="of:=+[.D4]/40" office:value-type="float" office:value="50000000" calcext:value-type="float">
            <text:p>50.000.000</text:p>
          </table:table-cell>
          <table:table-cell table:style-name="ce3" table:formula="of:=+[.E4]/12" office:value-type="float" office:value="4166666.66666667" calcext:value-type="float">
            <text:p>4.166.66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devolucion</text:p>
          </table:table-cell>
          <table:table-cell table:style-name="ce3" office:value-type="float" office:value="500000000" calcext:value-type="float">
            <text:p>500.000.000</text:p>
          </table:table-cell>
          <table:table-cell table:style-name="ce3" table:formula="of:=+[.D5]/40" office:value-type="float" office:value="12500000" calcext:value-type="float">
            <text:p>12.500.000</text:p>
          </table:table-cell>
          <table:table-cell table:style-name="ce3" table:formula="of:=+[.E5]/12" office:value-type="float" office:value="1041666.66666667" calcext:value-type="float">
            <text:p>1.041.667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roy</text:p>
          </table:table-cell>
          <table:table-cell table:style-name="ce3" office:value-type="float" office:value="200000000" calcext:value-type="float">
            <text:p>200.000.000</text:p>
          </table:table-cell>
          <table:table-cell table:style-name="ce3" table:formula="of:=+[.D6]/40" office:value-type="float" office:value="5000000" calcext:value-type="float">
            <text:p>5.000.000</text:p>
          </table:table-cell>
          <table:table-cell table:style-name="ce3" table:formula="of:=+[.E6]/12" office:value-type="float" office:value="416666.666666667" calcext:value-type="float">
            <text:p>416.667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info</text:p>
          </table:table-cell>
          <table:table-cell table:style-name="ce3" office:value-type="float" office:value="200000000" calcext:value-type="float">
            <text:p>200.000.000</text:p>
          </table:table-cell>
          <table:table-cell table:style-name="ce3" table:formula="of:=+[.D7]/40" office:value-type="float" office:value="5000000" calcext:value-type="float">
            <text:p>5.000.000</text:p>
          </table:table-cell>
          <table:table-cell table:style-name="ce3" table:formula="of:=+[.E7]/12" office:value-type="float" office:value="416666.666666667" calcext:value-type="float">
            <text:p>416.667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1/2 remunera}</text:p>
          </table:table-cell>
          <table:table-cell table:style-name="ce3" office:value-type="float" office:value="550000000" calcext:value-type="float">
            <text:p>550.000.000</text:p>
          </table:table-cell>
          <table:table-cell table:style-name="ce3" table:formula="of:=+[.D8]/40" office:value-type="float" office:value="13750000" calcext:value-type="float">
            <text:p>13.750.000</text:p>
          </table:table-cell>
          <table:table-cell table:style-name="ce3" table:formula="of:=+[.E8]/12" office:value-type="float" office:value="1145833.33333333" calcext:value-type="float">
            <text:p>1.145.83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 calcext:value-type="string">
            <text:p>1/2 actuvi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office:value-type="string" calcext:value-type="string">
            <text:p>año</text:p>
          </table:table-cell>
          <table:table-cell office:value-type="string" calcext:value-type="string">
            <text:p>40Proy</text:p>
          </table:table-cell>
          <table:table-cell office:value-type="string" calcext:value-type="string">
            <text:p>segundoaño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evol</text:p>
          </table:table-cell>
          <table:table-cell table:style-name="ce3" office:value-type="float" office:value="1000000" calcext:value-type="float">
            <text:p>1.000.000</text:p>
          </table:table-cell>
          <table:table-cell table:style-name="ce3" table:formula="of:=12*[.D12]" office:value-type="float" office:value="12000000" calcext:value-type="float">
            <text:p>12.000.000</text:p>
          </table:table-cell>
          <table:table-cell table:style-name="ce3" table:formula="of:=40*[.E12]" office:value-type="float" office:value="480000000" calcext:value-type="float">
            <text:p>480.000.000</text:p>
          </table:table-cell>
          <table:table-cell table:style-name="ce3" table:formula="of:=2*[.F12]" office:value-type="float" office:value="960000000" calcext:value-type="float">
            <text:p>960.000.0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guro</text:p>
          </table:table-cell>
          <table:table-cell table:style-name="ce3" office:value-type="float" office:value="150000" calcext:value-type="float">
            <text:p>150.000</text:p>
          </table:table-cell>
          <table:table-cell table:style-name="ce3" table:formula="of:=12*[.D13]" office:value-type="float" office:value="1800000" calcext:value-type="float">
            <text:p>1.800.000</text:p>
          </table:table-cell>
          <table:table-cell table:style-name="ce3" table:formula="of:=40*[.E13]" office:value-type="float" office:value="72000000" calcext:value-type="float">
            <text:p>72.000.000</text:p>
          </table:table-cell>
          <table:table-cell table:style-name="ce3" table:formula="of:=2*[.F13]" office:value-type="float" office:value="144000000" calcext:value-type="float">
            <text:p>144.000.000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ack</text:p>
          </table:table-cell>
          <table:table-cell table:style-name="ce3" office:value-type="float" office:value="250000" calcext:value-type="float">
            <text:p>250.000</text:p>
          </table:table-cell>
          <table:table-cell table:style-name="ce3" table:formula="of:=12*[.D14]" office:value-type="float" office:value="3000000" calcext:value-type="float">
            <text:p>3.000.000</text:p>
          </table:table-cell>
          <table:table-cell table:style-name="ce3" table:formula="of:=40*[.E14]" office:value-type="float" office:value="120000000" calcext:value-type="float">
            <text:p>120.000.000</text:p>
          </table:table-cell>
          <table:table-cell table:style-name="ce3" table:formula="of:=2*[.F14]" office:value-type="float" office:value="240000000" calcext:value-type="float">
            <text:p>240.000.000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royecto</text:p>
          </table:table-cell>
          <table:table-cell table:style-name="ce3" office:value-type="float" office:value="250000" calcext:value-type="float">
            <text:p>250.000</text:p>
          </table:table-cell>
          <table:table-cell table:style-name="ce3" table:formula="of:=12*[.D15]" office:value-type="float" office:value="3000000" calcext:value-type="float">
            <text:p>3.000.000</text:p>
          </table:table-cell>
          <table:table-cell table:style-name="ce3" table:formula="of:=40*[.E15]" office:value-type="float" office:value="120000000" calcext:value-type="float">
            <text:p>120.000.000</text:p>
          </table:table-cell>
          <table:table-cell table:style-name="ce3" table:formula="of:=2*[.F15]" office:value-type="float" office:value="240000000" calcext:value-type="float">
            <text:p>240.000.0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1/2 activo</text:p>
          </table:table-cell>
          <table:table-cell table:style-name="ce3" office:value-type="float" office:value="900000" calcext:value-type="float">
            <text:p>900.000</text:p>
          </table:table-cell>
          <table:table-cell table:style-name="ce3" table:formula="of:=12*[.D16]" office:value-type="float" office:value="10800000" calcext:value-type="float">
            <text:p>10.800.000</text:p>
          </table:table-cell>
          <table:table-cell table:style-name="ce3" table:formula="of:=40*[.E16]" office:value-type="float" office:value="432000000" calcext:value-type="float">
            <text:p>432.000.000</text:p>
          </table:table-cell>
          <table:table-cell table:style-name="ce3" table:formula="of:=2*[.F16]" office:value-type="float" office:value="864000000" calcext:value-type="float">
            <text:p>864.000.0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emunera</text:p>
          </table:table-cell>
          <table:table-cell table:style-name="ce3" office:value-type="float" office:value="2500000" calcext:value-type="float">
            <text:p>2.500.000</text:p>
          </table:table-cell>
          <table:table-cell table:style-name="ce3" table:formula="of:=12*[.D17]" office:value-type="float" office:value="30000000" calcext:value-type="float">
            <text:p>30.000.000</text:p>
          </table:table-cell>
          <table:table-cell table:style-name="ce3" table:formula="of:=40*[.E17]" office:value-type="float" office:value="1200000000" calcext:value-type="float">
            <text:p>1.200.000.000</text:p>
          </table:table-cell>
          <table:table-cell table:style-name="ce3" table:formula="of:=2*[.F17]" office:value-type="float" office:value="2400000000" calcext:value-type="float">
            <text:p>2.400.000.0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style-name="ce3" office:value-type="float" office:value="5000000" calcext:value-type="float">
            <text:p>5.000.000</text:p>
          </table:table-cell>
          <table:table-cell table:style-name="ce3" table:formula="of:=12*[.D18]" office:value-type="float" office:value="60000000" calcext:value-type="float">
            <text:p>60.000.000</text:p>
          </table:table-cell>
          <table:table-cell table:style-name="ce3" table:formula="of:=40*[.E18]" office:value-type="float" office:value="2400000000" calcext:value-type="float">
            <text:p>2.400.000.000</text:p>
          </table:table-cell>
          <table:table-cell table:style-name="ce3" table:formula="of:=2*[.F18]" office:value-type="float" office:value="4800000000" calcext:value-type="float">
            <text:p>4.800.000.0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 comercial</text:p>
          </table:table-cell>
          <table:table-cell table:style-name="ce3" office:value-type="float" office:value="2500000" calcext:value-type="float">
            <text:p>2.500.000</text:p>
          </table:table-cell>
          <table:table-cell table:number-columns-repeated="4"/>
          <table:table-cell table:style-name="ce5" office:value-type="date" office:date-value="2018-05-16" calcext:value-type="date">
            <text:p>16/05/18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ublicista</text:p>
          </table:table-cell>
          <table:table-cell table:style-name="ce3" office:value-type="float" office:value="1500000" calcext:value-type="float">
            <text:p>1.500.000</text:p>
          </table:table-cell>
          <table:table-cell table:number-columns-repeated="4"/>
          <table:table-cell table:style-name="ce5" table:formula="of:=+1+[.H2]" office:value-type="date" office:date-value="2018-05-17" calcext:value-type="date">
            <text:p>17/05/18</text:p>
          </table:table-cell>
          <table:table-cell table:formula="of:=+1+[.I2]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nformatico</text:p>
          </table:table-cell>
          <table:table-cell table:style-name="ce3" office:value-type="float" office:value="2000000" calcext:value-type="float">
            <text:p>2.000.000</text:p>
          </table:table-cell>
          <table:table-cell table:number-columns-repeated="4"/>
          <table:table-cell table:style-name="ce5" table:formula="of:=+1+[.H3]" office:value-type="date" office:date-value="2018-05-18" calcext:value-type="date">
            <text:p>18/05/18</text:p>
          </table:table-cell>
          <table:table-cell table:formula="of:=+1+[.I3]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aty</text:p>
          </table:table-cell>
          <table:table-cell table:style-name="ce3" office:value-type="float" office:value="1500000" calcext:value-type="float">
            <text:p>1.500.000</text:p>
          </table:table-cell>
          <table:table-cell table:number-columns-repeated="4"/>
          <table:table-cell table:style-name="ce5" table:formula="of:=+1+[.H4]" office:value-type="date" office:date-value="2018-05-19" calcext:value-type="date">
            <text:p>19/05/18</text:p>
          </table:table-cell>
          <table:table-cell table:formula="of:=+1+[.I4]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hto</text:p>
          </table:table-cell>
          <table:table-cell table:style-name="ce3" office:value-type="float" office:value="2600000" calcext:value-type="float">
            <text:p>2.600.000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za</text:p>
          </table:table-cell>
          <table:table-cell table:style-name="ce3" office:value-type="float" office:value="2600000" calcext:value-type="float">
            <text:p>2.600.000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auditor</text:p>
          </table:table-cell>
          <table:table-cell table:style-name="ce3" office:value-type="float" office:value="2500000" calcext:value-type="float">
            <text:p>2.500.000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1 ej ind</text:p>
          </table:table-cell>
          <table:table-cell table:style-name="ce3" office:value-type="float" office:value="1500000" calcext:value-type="float">
            <text:p>1.500.000</text:p>
          </table:table-cell>
          <table:table-cell table:number-columns-repeated="4"/>
          <table:table-cell table:style-name="ce5" table:formula="of:=+1+[.H5]" office:value-type="date" office:date-value="2018-05-20" calcext:value-type="date">
            <text:p>20/05/18</text:p>
          </table:table-cell>
          <table:table-cell table:formula="of:=+1+[.I5]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ficina</text:p>
          </table:table-cell>
          <table:table-cell table:style-name="ce3" office:value-type="float" office:value="2000000" calcext:value-type="float">
            <text:p>2.000.000</text:p>
          </table:table-cell>
          <table:table-cell table:number-columns-repeated="4"/>
          <table:table-cell table:style-name="ce5" table:formula="of:=+1+[.H9]" office:value-type="date" office:date-value="2018-05-21" calcext:value-type="date">
            <text:p>21/05/18</text:p>
          </table:table-cell>
          <table:table-cell table:formula="of:=+1+[.I9]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ax</text:p>
          </table:table-cell>
          <table:table-cell table:style-name="ce3" office:value-type="float" office:value="2600000" calcext:value-type="float">
            <text:p>2.600.000</text:p>
          </table:table-cell>
          <table:table-cell table:number-columns-repeated="4"/>
          <table:table-cell table:style-name="ce5" table:formula="of:=+1+[.H10]" office:value-type="date" office:date-value="2018-05-22" calcext:value-type="date">
            <text:p>22/05/18</text:p>
          </table:table-cell>
          <table:table-cell table:formula="of:=+1+[.I10]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3" table:formula="of:=SUM([.C2:.C11])" office:value-type="float" office:value="21300000" calcext:value-type="float">
            <text:p>21.300.000</text:p>
          </table:table-cell>
          <table:table-cell table:number-columns-repeated="4"/>
          <table:table-cell table:style-name="ce5" table:formula="of:=+1+[.H11]" office:value-type="date" office:date-value="2018-05-23" calcext:value-type="date">
            <text:p>23/05/18</text:p>
          </table:table-cell>
          <table:table-cell table:formula="of:=+1+[.I11]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proy 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4"/>
          <table:table-cell table:style-name="ce5" table:formula="of:=+1+[.H12]" office:value-type="date" office:date-value="2018-05-24" calcext:value-type="date">
            <text:p>24/05/18</text:p>
          </table:table-cell>
          <table:table-cell table:formula="of:=+1+[.I12]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ensualidad</text:p>
          </table:table-cell>
          <table:table-cell table:style-name="ce11" table:formula="of:=+[.C12]/[.C13]" office:value-type="float" office:value="426000" calcext:value-type="float">
            <text:p>426.000</text:p>
          </table:table-cell>
          <table:table-cell table:number-columns-repeated="4"/>
          <table:table-cell table:style-name="ce5" table:formula="of:=+1+[.H13]" office:value-type="date" office:date-value="2018-05-25" calcext:value-type="date">
            <text:p>25/05/18</text:p>
          </table:table-cell>
          <table:table-cell table:formula="of:=+1+[.I13]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ut</text:p>
          </table:table-cell>
          <table:table-cell table:number-columns-repeated="5"/>
          <table:table-cell table:style-name="ce5" table:formula="of:=+1+[.H14]" office:value-type="date" office:date-value="2018-05-26" calcext:value-type="date">
            <text:p>26/05/18</text:p>
          </table:table-cell>
          <table:table-cell table:formula="of:=+1+[.I14]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15]" office:value-type="date" office:date-value="2018-05-27" calcext:value-type="date">
            <text:p>27/05/18</text:p>
          </table:table-cell>
          <table:table-cell table:formula="of:=+1+[.I15]"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16]" office:value-type="date" office:date-value="2018-05-28" calcext:value-type="date">
            <text:p>28/05/18</text:p>
          </table:table-cell>
          <table:table-cell table:formula="of:=+1+[.I16]" office:value-type="float" office:value="13" calcext:value-type="float">
            <text:p>13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17]" office:value-type="date" office:date-value="2018-05-29" calcext:value-type="date">
            <text:p>29/05/18</text:p>
          </table:table-cell>
          <table:table-cell table:formula="of:=+1+[.I17]" office:value-type="float" office:value="14" calcext:value-type="float">
            <text:p>14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18]" office:value-type="date" office:date-value="2018-05-30" calcext:value-type="date">
            <text:p>30/05/18</text:p>
          </table:table-cell>
          <table:table-cell table:formula="of:=+1+[.I18]" office:value-type="float" office:value="15" calcext:value-type="float">
            <text:p>15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19]" office:value-type="date" office:date-value="2018-05-31" calcext:value-type="date">
            <text:p>31/05/18</text:p>
          </table:table-cell>
          <table:table-cell table:formula="of:=+1+[.I19]" office:value-type="float" office:value="16" calcext:value-type="float">
            <text:p>16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20]" office:value-type="date" office:date-value="2018-06-01" calcext:value-type="date">
            <text:p>01/06/18</text:p>
          </table:table-cell>
          <table:table-cell table:formula="of:=+1+[.I20]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21]" office:value-type="date" office:date-value="2018-06-02" calcext:value-type="date">
            <text:p>02/06/18</text:p>
          </table:table-cell>
          <table:table-cell table:formula="of:=+1+[.I21]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22]" office:value-type="date" office:date-value="2018-06-03" calcext:value-type="date">
            <text:p>03/06/18</text:p>
          </table:table-cell>
          <table:table-cell table:formula="of:=+1+[.I22]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23]" office:value-type="date" office:date-value="2018-06-04" calcext:value-type="date">
            <text:p>04/06/18</text:p>
          </table:table-cell>
          <table:table-cell table:formula="of:=+1+[.I23]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24]" office:value-type="date" office:date-value="2018-06-05" calcext:value-type="date">
            <text:p>05/06/18</text:p>
          </table:table-cell>
          <table:table-cell table:formula="of:=+1+[.I24]"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25]" office:value-type="date" office:date-value="2018-06-06" calcext:value-type="date">
            <text:p>06/06/18</text:p>
          </table:table-cell>
          <table:table-cell table:formula="of:=+1+[.I25]" office:value-type="float" office:value="22" calcext:value-type="float">
            <text:p>22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26]" office:value-type="date" office:date-value="2018-06-07" calcext:value-type="date">
            <text:p>07/06/18</text:p>
          </table:table-cell>
          <table:table-cell table:formula="of:=+1+[.I26]" office:value-type="float" office:value="23" calcext:value-type="float">
            <text:p>23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27]" office:value-type="date" office:date-value="2018-06-08" calcext:value-type="date">
            <text:p>08/06/18</text:p>
          </table:table-cell>
          <table:table-cell table:formula="of:=+1+[.I27]" office:value-type="float" office:value="24" calcext:value-type="float">
            <text:p>24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28]" office:value-type="date" office:date-value="2018-06-09" calcext:value-type="date">
            <text:p>09/06/18</text:p>
          </table:table-cell>
          <table:table-cell table:formula="of:=+1+[.I28]" office:value-type="float" office:value="25" calcext:value-type="float">
            <text:p>25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29]" office:value-type="date" office:date-value="2018-06-10" calcext:value-type="date">
            <text:p>10/06/18</text:p>
          </table:table-cell>
          <table:table-cell table:formula="of:=+1+[.I29]" office:value-type="float" office:value="26" calcext:value-type="float">
            <text:p>26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30]" office:value-type="date" office:date-value="2018-06-11" calcext:value-type="date">
            <text:p>11/06/18</text:p>
          </table:table-cell>
          <table:table-cell table:formula="of:=+1+[.I30]" office:value-type="float" office:value="27" calcext:value-type="float">
            <text:p>27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31]" office:value-type="date" office:date-value="2018-06-12" calcext:value-type="date">
            <text:p>12/06/18</text:p>
          </table:table-cell>
          <table:table-cell table:formula="of:=+1+[.I31]" office:value-type="float" office:value="28" calcext:value-type="float">
            <text:p>28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32]" office:value-type="date" office:date-value="2018-06-13" calcext:value-type="date">
            <text:p>13/06/18</text:p>
          </table:table-cell>
          <table:table-cell table:formula="of:=+1+[.I32]" office:value-type="float" office:value="29" calcext:value-type="float">
            <text:p>29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33]" office:value-type="date" office:date-value="2018-06-14" calcext:value-type="date">
            <text:p>14/06/18</text:p>
          </table:table-cell>
          <table:table-cell table:formula="of:=+1+[.I33]" office:value-type="float" office:value="30" calcext:value-type="float">
            <text:p>30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34]" office:value-type="date" office:date-value="2018-06-15" calcext:value-type="date">
            <text:p>15/06/18</text:p>
          </table:table-cell>
          <table:table-cell table:formula="of:=+1+[.I34]" office:value-type="float" office:value="31" calcext:value-type="float">
            <text:p>31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35]" office:value-type="date" office:date-value="2018-06-16" calcext:value-type="date">
            <text:p>16/06/18</text:p>
          </table:table-cell>
          <table:table-cell table:formula="of:=+1+[.I35]" office:value-type="float" office:value="32" calcext:value-type="float">
            <text:p>32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36]" office:value-type="date" office:date-value="2018-06-17" calcext:value-type="date">
            <text:p>17/06/18</text:p>
          </table:table-cell>
          <table:table-cell table:formula="of:=+1+[.I36]" office:value-type="float" office:value="33" calcext:value-type="float">
            <text:p>33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37]" office:value-type="date" office:date-value="2018-06-18" calcext:value-type="date">
            <text:p>18/06/18</text:p>
          </table:table-cell>
          <table:table-cell table:formula="of:=+1+[.I37]" office:value-type="float" office:value="34" calcext:value-type="float">
            <text:p>34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38]" office:value-type="date" office:date-value="2018-06-19" calcext:value-type="date">
            <text:p>19/06/18</text:p>
          </table:table-cell>
          <table:table-cell table:formula="of:=+1+[.I38]" office:value-type="float" office:value="35" calcext:value-type="float">
            <text:p>35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39]" office:value-type="date" office:date-value="2018-06-20" calcext:value-type="date">
            <text:p>20/06/18</text:p>
          </table:table-cell>
          <table:table-cell table:formula="of:=+1+[.I39]" office:value-type="float" office:value="36" calcext:value-type="float">
            <text:p>36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40]" office:value-type="date" office:date-value="2018-06-21" calcext:value-type="date">
            <text:p>21/06/18</text:p>
          </table:table-cell>
          <table:table-cell table:formula="of:=+1+[.I40]" office:value-type="float" office:value="37" calcext:value-type="float">
            <text:p>37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41]" office:value-type="date" office:date-value="2018-06-22" calcext:value-type="date">
            <text:p>22/06/18</text:p>
          </table:table-cell>
          <table:table-cell table:formula="of:=+1+[.I41]" office:value-type="float" office:value="38" calcext:value-type="float">
            <text:p>38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42]" office:value-type="date" office:date-value="2018-06-23" calcext:value-type="date">
            <text:p>23/06/18</text:p>
          </table:table-cell>
          <table:table-cell table:formula="of:=+1+[.I42]" office:value-type="float" office:value="39" calcext:value-type="float">
            <text:p>39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43]" office:value-type="date" office:date-value="2018-06-24" calcext:value-type="date">
            <text:p>24/06/18</text:p>
          </table:table-cell>
          <table:table-cell table:formula="of:=+1+[.I43]" office:value-type="float" office:value="40" calcext:value-type="float">
            <text:p>40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44]" office:value-type="date" office:date-value="2018-06-25" calcext:value-type="date">
            <text:p>25/06/18</text:p>
          </table:table-cell>
          <table:table-cell table:formula="of:=+1+[.I44]" office:value-type="float" office:value="41" calcext:value-type="float">
            <text:p>41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45]" office:value-type="date" office:date-value="2018-06-26" calcext:value-type="date">
            <text:p>26/06/18</text:p>
          </table:table-cell>
          <table:table-cell table:formula="of:=+1+[.I45]" office:value-type="float" office:value="42" calcext:value-type="float">
            <text:p>42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46]" office:value-type="date" office:date-value="2018-06-27" calcext:value-type="date">
            <text:p>27/06/18</text:p>
          </table:table-cell>
          <table:table-cell table:formula="of:=+1+[.I46]" office:value-type="float" office:value="43" calcext:value-type="float">
            <text:p>43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47]" office:value-type="date" office:date-value="2018-06-28" calcext:value-type="date">
            <text:p>28/06/18</text:p>
          </table:table-cell>
          <table:table-cell table:formula="of:=+1+[.I47]" office:value-type="float" office:value="44" calcext:value-type="float">
            <text:p>44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48]" office:value-type="date" office:date-value="2018-06-29" calcext:value-type="date">
            <text:p>29/06/18</text:p>
          </table:table-cell>
          <table:table-cell table:formula="of:=+1+[.I48]" office:value-type="float" office:value="45" calcext:value-type="float">
            <text:p>45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49]" office:value-type="date" office:date-value="2018-06-30" calcext:value-type="date">
            <text:p>30/06/18</text:p>
          </table:table-cell>
          <table:table-cell table:formula="of:=+1+[.I49]" office:value-type="float" office:value="46" calcext:value-type="float">
            <text:p>46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50]" office:value-type="date" office:date-value="2018-07-01" calcext:value-type="date">
            <text:p>01/07/18</text:p>
          </table:table-cell>
          <table:table-cell table:formula="of:=+1+[.I50]" office:value-type="float" office:value="47" calcext:value-type="float">
            <text:p>47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51]" office:value-type="date" office:date-value="2018-07-02" calcext:value-type="date">
            <text:p>02/07/18</text:p>
          </table:table-cell>
          <table:table-cell table:formula="of:=+1+[.I51]" office:value-type="float" office:value="48" calcext:value-type="float">
            <text:p>48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52]" office:value-type="date" office:date-value="2018-07-03" calcext:value-type="date">
            <text:p>03/07/18</text:p>
          </table:table-cell>
          <table:table-cell table:formula="of:=+1+[.I52]" office:value-type="float" office:value="49" calcext:value-type="float">
            <text:p>49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53]" office:value-type="date" office:date-value="2018-07-04" calcext:value-type="date">
            <text:p>04/07/18</text:p>
          </table:table-cell>
          <table:table-cell table:formula="of:=+1+[.I53]" office:value-type="float" office:value="50" calcext:value-type="float">
            <text:p>50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54]" office:value-type="date" office:date-value="2018-07-05" calcext:value-type="date">
            <text:p>05/07/18</text:p>
          </table:table-cell>
          <table:table-cell table:formula="of:=+1+[.I54]" office:value-type="float" office:value="51" calcext:value-type="float">
            <text:p>51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55]" office:value-type="date" office:date-value="2018-07-06" calcext:value-type="date">
            <text:p>06/07/18</text:p>
          </table:table-cell>
          <table:table-cell table:formula="of:=+1+[.I55]" office:value-type="float" office:value="52" calcext:value-type="float">
            <text:p>52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56]" office:value-type="date" office:date-value="2018-07-07" calcext:value-type="date">
            <text:p>07/07/18</text:p>
          </table:table-cell>
          <table:table-cell table:formula="of:=+1+[.I56]" office:value-type="float" office:value="53" calcext:value-type="float">
            <text:p>53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57]" office:value-type="date" office:date-value="2018-07-08" calcext:value-type="date">
            <text:p>08/07/18</text:p>
          </table:table-cell>
          <table:table-cell table:formula="of:=+1+[.I57]" office:value-type="float" office:value="54" calcext:value-type="float">
            <text:p>54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58]" office:value-type="date" office:date-value="2018-07-09" calcext:value-type="date">
            <text:p>09/07/18</text:p>
          </table:table-cell>
          <table:table-cell table:formula="of:=+1+[.I58]" office:value-type="float" office:value="55" calcext:value-type="float">
            <text:p>55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59]" office:value-type="date" office:date-value="2018-07-10" calcext:value-type="date">
            <text:p>10/07/18</text:p>
          </table:table-cell>
          <table:table-cell table:formula="of:=+1+[.I59]" office:value-type="float" office:value="56" calcext:value-type="float">
            <text:p>56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60]" office:value-type="date" office:date-value="2018-07-11" calcext:value-type="date">
            <text:p>11/07/18</text:p>
          </table:table-cell>
          <table:table-cell table:formula="of:=+1+[.I60]" office:value-type="float" office:value="57" calcext:value-type="float">
            <text:p>57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61]" office:value-type="date" office:date-value="2018-07-12" calcext:value-type="date">
            <text:p>12/07/18</text:p>
          </table:table-cell>
          <table:table-cell table:formula="of:=+1+[.I61]" office:value-type="float" office:value="58" calcext:value-type="float">
            <text:p>58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62]" office:value-type="date" office:date-value="2018-07-13" calcext:value-type="date">
            <text:p>13/07/18</text:p>
          </table:table-cell>
          <table:table-cell table:formula="of:=+1+[.I62]" office:value-type="float" office:value="59" calcext:value-type="float">
            <text:p>59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63]" office:value-type="date" office:date-value="2018-07-14" calcext:value-type="date">
            <text:p>14/07/18</text:p>
          </table:table-cell>
          <table:table-cell table:formula="of:=+1+[.I63]" office:value-type="float" office:value="60" calcext:value-type="float">
            <text:p>60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64]" office:value-type="date" office:date-value="2018-07-15" calcext:value-type="date">
            <text:p>15/07/18</text:p>
          </table:table-cell>
          <table:table-cell table:formula="of:=+1+[.I64]" office:value-type="float" office:value="61" calcext:value-type="float">
            <text:p>61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65]" office:value-type="date" office:date-value="2018-07-16" calcext:value-type="date">
            <text:p>16/07/18</text:p>
          </table:table-cell>
          <table:table-cell table:formula="of:=+1+[.I65]" office:value-type="float" office:value="62" calcext:value-type="float">
            <text:p>62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66]" office:value-type="date" office:date-value="2018-07-17" calcext:value-type="date">
            <text:p>17/07/18</text:p>
          </table:table-cell>
          <table:table-cell table:formula="of:=+1+[.I66]" office:value-type="float" office:value="63" calcext:value-type="float">
            <text:p>63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67]" office:value-type="date" office:date-value="2018-07-18" calcext:value-type="date">
            <text:p>18/07/18</text:p>
          </table:table-cell>
          <table:table-cell table:formula="of:=+1+[.I67]" office:value-type="float" office:value="64" calcext:value-type="float">
            <text:p>64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68]" office:value-type="date" office:date-value="2018-07-19" calcext:value-type="date">
            <text:p>19/07/18</text:p>
          </table:table-cell>
          <table:table-cell table:formula="of:=+1+[.I68]" office:value-type="float" office:value="65" calcext:value-type="float">
            <text:p>65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69]" office:value-type="date" office:date-value="2018-07-20" calcext:value-type="date">
            <text:p>20/07/18</text:p>
          </table:table-cell>
          <table:table-cell table:formula="of:=+1+[.I69]" office:value-type="float" office:value="66" calcext:value-type="float">
            <text:p>66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70]" office:value-type="date" office:date-value="2018-07-21" calcext:value-type="date">
            <text:p>21/07/18</text:p>
          </table:table-cell>
          <table:table-cell table:formula="of:=+1+[.I70]" office:value-type="float" office:value="67" calcext:value-type="float">
            <text:p>67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71]" office:value-type="date" office:date-value="2018-07-22" calcext:value-type="date">
            <text:p>22/07/18</text:p>
          </table:table-cell>
          <table:table-cell table:formula="of:=+1+[.I71]" office:value-type="float" office:value="68" calcext:value-type="float">
            <text:p>68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72]" office:value-type="date" office:date-value="2018-07-23" calcext:value-type="date">
            <text:p>23/07/18</text:p>
          </table:table-cell>
          <table:table-cell table:formula="of:=+1+[.I72]" office:value-type="float" office:value="69" calcext:value-type="float">
            <text:p>69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73]" office:value-type="date" office:date-value="2018-07-24" calcext:value-type="date">
            <text:p>24/07/18</text:p>
          </table:table-cell>
          <table:table-cell table:formula="of:=+1+[.I73]" office:value-type="float" office:value="70" calcext:value-type="float">
            <text:p>70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74]" office:value-type="date" office:date-value="2018-07-25" calcext:value-type="date">
            <text:p>25/07/18</text:p>
          </table:table-cell>
          <table:table-cell table:formula="of:=+1+[.I74]" office:value-type="float" office:value="71" calcext:value-type="float">
            <text:p>71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75]" office:value-type="date" office:date-value="2018-07-26" calcext:value-type="date">
            <text:p>26/07/18</text:p>
          </table:table-cell>
          <table:table-cell table:formula="of:=+1+[.I75]" office:value-type="float" office:value="72" calcext:value-type="float">
            <text:p>72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76]" office:value-type="date" office:date-value="2018-07-27" calcext:value-type="date">
            <text:p>27/07/18</text:p>
          </table:table-cell>
          <table:table-cell table:formula="of:=+1+[.I76]" office:value-type="float" office:value="73" calcext:value-type="float">
            <text:p>73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77]" office:value-type="date" office:date-value="2018-07-28" calcext:value-type="date">
            <text:p>28/07/18</text:p>
          </table:table-cell>
          <table:table-cell table:formula="of:=+1+[.I77]" office:value-type="float" office:value="74" calcext:value-type="float">
            <text:p>74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78]" office:value-type="date" office:date-value="2018-07-29" calcext:value-type="date">
            <text:p>29/07/18</text:p>
          </table:table-cell>
          <table:table-cell table:formula="of:=+1+[.I78]" office:value-type="float" office:value="75" calcext:value-type="float">
            <text:p>75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79]" office:value-type="date" office:date-value="2018-07-30" calcext:value-type="date">
            <text:p>30/07/18</text:p>
          </table:table-cell>
          <table:table-cell table:formula="of:=+1+[.I79]" office:value-type="float" office:value="76" calcext:value-type="float">
            <text:p>76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80]" office:value-type="date" office:date-value="2018-07-31" calcext:value-type="date">
            <text:p>31/07/18</text:p>
          </table:table-cell>
          <table:table-cell table:formula="of:=+1+[.I80]" office:value-type="float" office:value="77" calcext:value-type="float">
            <text:p>77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81]" office:value-type="date" office:date-value="2018-08-01" calcext:value-type="date">
            <text:p>01/08/18</text:p>
          </table:table-cell>
          <table:table-cell table:formula="of:=+1+[.I81]" office:value-type="float" office:value="78" calcext:value-type="float">
            <text:p>78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82]" office:value-type="date" office:date-value="2018-08-02" calcext:value-type="date">
            <text:p>02/08/18</text:p>
          </table:table-cell>
          <table:table-cell table:formula="of:=+1+[.I82]" office:value-type="float" office:value="79" calcext:value-type="float">
            <text:p>79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83]" office:value-type="date" office:date-value="2018-08-03" calcext:value-type="date">
            <text:p>03/08/18</text:p>
          </table:table-cell>
          <table:table-cell table:formula="of:=+1+[.I83]"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84]" office:value-type="date" office:date-value="2018-08-04" calcext:value-type="date">
            <text:p>04/08/18</text:p>
          </table:table-cell>
          <table:table-cell table:formula="of:=+1+[.I84]" office:value-type="float" office:value="81" calcext:value-type="float">
            <text:p>81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85]" office:value-type="date" office:date-value="2018-08-05" calcext:value-type="date">
            <text:p>05/08/18</text:p>
          </table:table-cell>
          <table:table-cell table:formula="of:=+1+[.I85]" office:value-type="float" office:value="82" calcext:value-type="float">
            <text:p>82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86]" office:value-type="date" office:date-value="2018-08-06" calcext:value-type="date">
            <text:p>06/08/18</text:p>
          </table:table-cell>
          <table:table-cell table:formula="of:=+1+[.I86]" office:value-type="float" office:value="83" calcext:value-type="float">
            <text:p>83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87]" office:value-type="date" office:date-value="2018-08-07" calcext:value-type="date">
            <text:p>07/08/18</text:p>
          </table:table-cell>
          <table:table-cell table:formula="of:=+1+[.I87]" office:value-type="float" office:value="84" calcext:value-type="float">
            <text:p>84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88]" office:value-type="date" office:date-value="2018-08-08" calcext:value-type="date">
            <text:p>08/08/18</text:p>
          </table:table-cell>
          <table:table-cell table:formula="of:=+1+[.I88]" office:value-type="float" office:value="85" calcext:value-type="float">
            <text:p>85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89]" office:value-type="date" office:date-value="2018-08-09" calcext:value-type="date">
            <text:p>09/08/18</text:p>
          </table:table-cell>
          <table:table-cell table:formula="of:=+1+[.I89]" office:value-type="float" office:value="86" calcext:value-type="float">
            <text:p>86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90]" office:value-type="date" office:date-value="2018-08-10" calcext:value-type="date">
            <text:p>10/08/18</text:p>
          </table:table-cell>
          <table:table-cell table:formula="of:=+1+[.I90]" office:value-type="float" office:value="87" calcext:value-type="float">
            <text:p>87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91]" office:value-type="date" office:date-value="2018-08-11" calcext:value-type="date">
            <text:p>11/08/18</text:p>
          </table:table-cell>
          <table:table-cell table:formula="of:=+1+[.I91]" office:value-type="float" office:value="88" calcext:value-type="float">
            <text:p>88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92]" office:value-type="date" office:date-value="2018-08-12" calcext:value-type="date">
            <text:p>12/08/18</text:p>
          </table:table-cell>
          <table:table-cell table:formula="of:=+1+[.I92]" office:value-type="float" office:value="89" calcext:value-type="float">
            <text:p>89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4"/>
          <table:table-cell table:style-name="ce6" table:formula="of:=+1+[.H93]" office:value-type="date" office:date-value="2018-08-13" calcext:value-type="date">
            <text:p>13/08/18</text:p>
          </table:table-cell>
          <table:table-cell table:style-name="ce4" table:formula="of:=+1+[.I93]" office:value-type="float" office:value="90" calcext:value-type="float">
            <text:p>90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94]" office:value-type="date" office:date-value="2018-08-14" calcext:value-type="date">
            <text:p>14/08/18</text:p>
          </table:table-cell>
          <table:table-cell table:formula="of:=+1+[.I94]" office:value-type="float" office:value="91" calcext:value-type="float">
            <text:p>91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95]" office:value-type="date" office:date-value="2018-08-15" calcext:value-type="date">
            <text:p>15/08/18</text:p>
          </table:table-cell>
          <table:table-cell table:formula="of:=+1+[.I95]" office:value-type="float" office:value="92" calcext:value-type="float">
            <text:p>92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96]" office:value-type="date" office:date-value="2018-08-16" calcext:value-type="date">
            <text:p>16/08/18</text:p>
          </table:table-cell>
          <table:table-cell table:formula="of:=+1+[.I96]" office:value-type="float" office:value="93" calcext:value-type="float">
            <text:p>93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97]" office:value-type="date" office:date-value="2018-08-17" calcext:value-type="date">
            <text:p>17/08/18</text:p>
          </table:table-cell>
          <table:table-cell table:formula="of:=+1+[.I97]" office:value-type="float" office:value="94" calcext:value-type="float">
            <text:p>94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98]" office:value-type="date" office:date-value="2018-08-18" calcext:value-type="date">
            <text:p>18/08/18</text:p>
          </table:table-cell>
          <table:table-cell table:formula="of:=+1+[.I98]" office:value-type="float" office:value="95" calcext:value-type="float">
            <text:p>95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99]" office:value-type="date" office:date-value="2018-08-19" calcext:value-type="date">
            <text:p>19/08/18</text:p>
          </table:table-cell>
          <table:table-cell table:formula="of:=+1+[.I99]" office:value-type="float" office:value="96" calcext:value-type="float">
            <text:p>96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100]" office:value-type="date" office:date-value="2018-08-20" calcext:value-type="date">
            <text:p>20/08/18</text:p>
          </table:table-cell>
          <table:table-cell table:formula="of:=+1+[.I100]" office:value-type="float" office:value="97" calcext:value-type="float">
            <text:p>97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101]" office:value-type="date" office:date-value="2018-08-21" calcext:value-type="date">
            <text:p>21/08/18</text:p>
          </table:table-cell>
          <table:table-cell table:formula="of:=+1+[.I101]" office:value-type="float" office:value="98" calcext:value-type="float">
            <text:p>98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102]" office:value-type="date" office:date-value="2018-08-22" calcext:value-type="date">
            <text:p>22/08/18</text:p>
          </table:table-cell>
          <table:table-cell table:formula="of:=+1+[.I102]" office:value-type="float" office:value="99" calcext:value-type="float">
            <text:p>99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103]" office:value-type="date" office:date-value="2018-08-23" calcext:value-type="date">
            <text:p>23/08/18</text:p>
          </table:table-cell>
          <table:table-cell table:formula="of:=+1+[.I103]" office:value-type="float" office:value="100" calcext:value-type="float">
            <text:p>100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104]" office:value-type="date" office:date-value="2018-08-24" calcext:value-type="date">
            <text:p>24/08/18</text:p>
          </table:table-cell>
          <table:table-cell table:formula="of:=+1+[.I104]" office:value-type="float" office:value="101" calcext:value-type="float">
            <text:p>101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105]" office:value-type="date" office:date-value="2018-08-25" calcext:value-type="date">
            <text:p>25/08/18</text:p>
          </table:table-cell>
          <table:table-cell table:formula="of:=+1+[.I105]" office:value-type="float" office:value="102" calcext:value-type="float">
            <text:p>102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106]" office:value-type="date" office:date-value="2018-08-26" calcext:value-type="date">
            <text:p>26/08/18</text:p>
          </table:table-cell>
          <table:table-cell table:formula="of:=+1+[.I106]" office:value-type="float" office:value="103" calcext:value-type="float">
            <text:p>103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107]" office:value-type="date" office:date-value="2018-08-27" calcext:value-type="date">
            <text:p>27/08/18</text:p>
          </table:table-cell>
          <table:table-cell table:formula="of:=+1+[.I107]" office:value-type="float" office:value="104" calcext:value-type="float">
            <text:p>104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108]" office:value-type="date" office:date-value="2018-08-28" calcext:value-type="date">
            <text:p>28/08/18</text:p>
          </table:table-cell>
          <table:table-cell table:formula="of:=+1+[.I108]" office:value-type="float" office:value="105" calcext:value-type="float">
            <text:p>105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109]" office:value-type="date" office:date-value="2018-08-29" calcext:value-type="date">
            <text:p>29/08/18</text:p>
          </table:table-cell>
          <table:table-cell table:formula="of:=+1+[.I109]" office:value-type="float" office:value="106" calcext:value-type="float">
            <text:p>106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110]" office:value-type="date" office:date-value="2018-08-30" calcext:value-type="date">
            <text:p>30/08/18</text:p>
          </table:table-cell>
          <table:table-cell table:formula="of:=+1+[.I110]" office:value-type="float" office:value="107" calcext:value-type="float">
            <text:p>107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111]" office:value-type="date" office:date-value="2018-08-31" calcext:value-type="date">
            <text:p>31/08/18</text:p>
          </table:table-cell>
          <table:table-cell table:formula="of:=+1+[.I111]" office:value-type="float" office:value="108" calcext:value-type="float">
            <text:p>108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112]" office:value-type="date" office:date-value="2018-09-01" calcext:value-type="date">
            <text:p>01/09/18</text:p>
          </table:table-cell>
          <table:table-cell table:formula="of:=+1+[.I112]" office:value-type="float" office:value="109" calcext:value-type="float">
            <text:p>109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113]" office:value-type="date" office:date-value="2018-09-02" calcext:value-type="date">
            <text:p>02/09/18</text:p>
          </table:table-cell>
          <table:table-cell table:formula="of:=+1+[.I113]" office:value-type="float" office:value="110" calcext:value-type="float">
            <text:p>110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114]" office:value-type="date" office:date-value="2018-09-03" calcext:value-type="date">
            <text:p>03/09/18</text:p>
          </table:table-cell>
          <table:table-cell table:formula="of:=+1+[.I114]" office:value-type="float" office:value="111" calcext:value-type="float">
            <text:p>111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115]" office:value-type="date" office:date-value="2018-09-04" calcext:value-type="date">
            <text:p>04/09/18</text:p>
          </table:table-cell>
          <table:table-cell table:formula="of:=+1+[.I115]" office:value-type="float" office:value="112" calcext:value-type="float">
            <text:p>112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116]" office:value-type="date" office:date-value="2018-09-05" calcext:value-type="date">
            <text:p>05/09/18</text:p>
          </table:table-cell>
          <table:table-cell table:formula="of:=+1+[.I116]" office:value-type="float" office:value="113" calcext:value-type="float">
            <text:p>113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117]" office:value-type="date" office:date-value="2018-09-06" calcext:value-type="date">
            <text:p>06/09/18</text:p>
          </table:table-cell>
          <table:table-cell table:formula="of:=+1+[.I117]" office:value-type="float" office:value="114" calcext:value-type="float">
            <text:p>114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118]" office:value-type="date" office:date-value="2018-09-07" calcext:value-type="date">
            <text:p>07/09/18</text:p>
          </table:table-cell>
          <table:table-cell table:formula="of:=+1+[.I118]" office:value-type="float" office:value="115" calcext:value-type="float">
            <text:p>115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119]" office:value-type="date" office:date-value="2018-09-08" calcext:value-type="date">
            <text:p>08/09/18</text:p>
          </table:table-cell>
          <table:table-cell table:formula="of:=+1+[.I119]" office:value-type="float" office:value="116" calcext:value-type="float">
            <text:p>116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120]" office:value-type="date" office:date-value="2018-09-09" calcext:value-type="date">
            <text:p>09/09/18</text:p>
          </table:table-cell>
          <table:table-cell table:formula="of:=+1+[.I120]" office:value-type="float" office:value="117" calcext:value-type="float">
            <text:p>117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121]" office:value-type="date" office:date-value="2018-09-10" calcext:value-type="date">
            <text:p>10/09/18</text:p>
          </table:table-cell>
          <table:table-cell table:formula="of:=+1+[.I121]" office:value-type="float" office:value="118" calcext:value-type="float">
            <text:p>118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122]" office:value-type="date" office:date-value="2018-09-11" calcext:value-type="date">
            <text:p>11/09/18</text:p>
          </table:table-cell>
          <table:table-cell table:formula="of:=+1+[.I122]" office:value-type="float" office:value="119" calcext:value-type="float">
            <text:p>119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123]" office:value-type="date" office:date-value="2018-09-12" calcext:value-type="date">
            <text:p>12/09/18</text:p>
          </table:table-cell>
          <table:table-cell table:formula="of:=+1+[.I123]" office:value-type="float" office:value="120" calcext:value-type="float">
            <text:p>120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124]" office:value-type="date" office:date-value="2018-09-13" calcext:value-type="date">
            <text:p>13/09/18</text:p>
          </table:table-cell>
          <table:table-cell table:formula="of:=+1+[.I124]" office:value-type="float" office:value="121" calcext:value-type="float">
            <text:p>121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125]" office:value-type="date" office:date-value="2018-09-14" calcext:value-type="date">
            <text:p>14/09/18</text:p>
          </table:table-cell>
          <table:table-cell table:formula="of:=+1+[.I125]" office:value-type="float" office:value="122" calcext:value-type="float">
            <text:p>122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126]" office:value-type="date" office:date-value="2018-09-15" calcext:value-type="date">
            <text:p>15/09/18</text:p>
          </table:table-cell>
          <table:table-cell table:formula="of:=+1+[.I126]" office:value-type="float" office:value="123" calcext:value-type="float">
            <text:p>123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127]" office:value-type="date" office:date-value="2018-09-16" calcext:value-type="date">
            <text:p>16/09/18</text:p>
          </table:table-cell>
          <table:table-cell table:formula="of:=+1+[.I127]" office:value-type="float" office:value="124" calcext:value-type="float">
            <text:p>124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128]" office:value-type="date" office:date-value="2018-09-17" calcext:value-type="date">
            <text:p>17/09/18</text:p>
          </table:table-cell>
          <table:table-cell table:formula="of:=+1+[.I128]" office:value-type="float" office:value="125" calcext:value-type="float">
            <text:p>125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129]" office:value-type="date" office:date-value="2018-09-18" calcext:value-type="date">
            <text:p>18/09/18</text:p>
          </table:table-cell>
          <table:table-cell table:formula="of:=+1+[.I129]" office:value-type="float" office:value="126" calcext:value-type="float">
            <text:p>126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130]" office:value-type="date" office:date-value="2018-09-19" calcext:value-type="date">
            <text:p>19/09/18</text:p>
          </table:table-cell>
          <table:table-cell table:formula="of:=+1+[.I130]" office:value-type="float" office:value="127" calcext:value-type="float">
            <text:p>127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131]" office:value-type="date" office:date-value="2018-09-20" calcext:value-type="date">
            <text:p>20/09/18</text:p>
          </table:table-cell>
          <table:table-cell table:formula="of:=+1+[.I131]" office:value-type="float" office:value="128" calcext:value-type="float">
            <text:p>128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132]" office:value-type="date" office:date-value="2018-09-21" calcext:value-type="date">
            <text:p>21/09/18</text:p>
          </table:table-cell>
          <table:table-cell table:formula="of:=+1+[.I132]" office:value-type="float" office:value="129" calcext:value-type="float">
            <text:p>129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133]" office:value-type="date" office:date-value="2018-09-22" calcext:value-type="date">
            <text:p>22/09/18</text:p>
          </table:table-cell>
          <table:table-cell table:formula="of:=+1+[.I133]" office:value-type="float" office:value="130" calcext:value-type="float">
            <text:p>130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134]" office:value-type="date" office:date-value="2018-09-23" calcext:value-type="date">
            <text:p>23/09/18</text:p>
          </table:table-cell>
          <table:table-cell table:formula="of:=+1+[.I134]" office:value-type="float" office:value="131" calcext:value-type="float">
            <text:p>131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135]" office:value-type="date" office:date-value="2018-09-24" calcext:value-type="date">
            <text:p>24/09/18</text:p>
          </table:table-cell>
          <table:table-cell table:formula="of:=+1+[.I135]" office:value-type="float" office:value="132" calcext:value-type="float">
            <text:p>132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136]" office:value-type="date" office:date-value="2018-09-25" calcext:value-type="date">
            <text:p>25/09/18</text:p>
          </table:table-cell>
          <table:table-cell table:formula="of:=+1+[.I136]" office:value-type="float" office:value="133" calcext:value-type="float">
            <text:p>133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137]" office:value-type="date" office:date-value="2018-09-26" calcext:value-type="date">
            <text:p>26/09/18</text:p>
          </table:table-cell>
          <table:table-cell table:formula="of:=+1+[.I137]" office:value-type="float" office:value="134" calcext:value-type="float">
            <text:p>134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 table:formula="of:=+1+[.H138]" office:value-type="date" office:date-value="2018-09-27" calcext:value-type="date">
            <text:p>27/09/18</text:p>
          </table:table-cell>
          <table:table-cell table:formula="of:=+1+[.I138]" office:value-type="float" office:value="135" calcext:value-type="float">
            <text:p>135</text:p>
          </table:table-cell>
          <table:table-cell table:number-columns-repeated="1015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lan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3" table:default-cell-style-name="ce15"/>
        <table:table-column table:style-name="co3" table:number-columns-repeated="3" table:default-cell-style-name="Default"/>
        <table:table-column table:style-name="co3" table:default-cell-style-name="ce15"/>
        <table:table-column table:style-name="co3" table:number-columns-repeated="2" table:default-cell-style-name="Default"/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i comercial</text:p>
          </table:table-cell>
          <table:table-cell office:value-type="float" office:value="2600000" calcext:value-type="float">
            <text:p>2.600.000</text:p>
          </table:table-cell>
          <table:table-cell/>
          <table:table-cell office:value-type="string" calcext:value-type="string">
            <text:p>Saturnino pag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ntador 1</text:p>
          </table:table-cell>
          <table:table-cell office:value-type="float" office:value="2600000" calcext:value-type="float">
            <text:p>2.600.000</text:p>
          </table:table-cell>
          <table:table-cell table:number-columns-repeated="2"/>
          <table:table-cell office:value-type="string" calcext:value-type="string">
            <text:p>Pmo</text:p>
          </table:table-cell>
          <table:table-cell office:value-type="float" office:value="1000000" calcext:value-type="float">
            <text:p>1.000.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rmtico</text:p>
          </table:table-cell>
          <table:table-cell office:value-type="float" office:value="2600000" calcext:value-type="float">
            <text:p>2.600.000</text:p>
          </table:table-cell>
          <table:table-cell table:number-columns-repeated="2"/>
          <table:table-cell office:value-type="string" calcext:value-type="string">
            <text:p>oficina</text:p>
          </table:table-cell>
          <table:table-cell office:value-type="float" office:value="600000" calcext:value-type="float">
            <text:p>600.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g ejecucion 2</text:p>
          </table:table-cell>
          <table:table-cell office:value-type="float" office:value="3000000" calcext:value-type="float">
            <text:p>3.000.000</text:p>
          </table:table-cell>
          <table:table-cell table:number-columns-repeated="2"/>
          <table:table-cell office:value-type="string" calcext:value-type="string">
            <text:p>seguro</text:p>
          </table:table-cell>
          <table:table-cell office:value-type="float" office:value="200000" calcext:value-type="float">
            <text:p>200.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ublicista</text:p>
          </table:table-cell>
          <table:table-cell office:value-type="float" office:value="2000000" calcext:value-type="float">
            <text:p>2.000.000</text:p>
          </table:table-cell>
          <table:table-cell table:number-columns-repeated="2"/>
          <table:table-cell office:value-type="string" calcext:value-type="string">
            <text:p>margen</text:p>
          </table:table-cell>
          <table:table-cell office:value-type="float" office:value="200000" calcext:value-type="float">
            <text:p>200.000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formula="of:=+[.G6]*[.H6]" office:value-type="float" office:value="8000000" calcext:value-type="float">
            <text:p>8.000.000</text:p>
          </table:table-cell>
        </table:table-row>
        <table:table-row table:style-name="ro2">
          <table:table-cell/>
          <table:table-cell office:value-type="string" calcext:value-type="string">
            <text:p>caty</text:p>
          </table:table-cell>
          <table:table-cell office:value-type="float" office:value="1500000" calcext:value-type="float">
            <text:p>1.500.000</text:p>
          </table:table-cell>
          <table:table-cell table:number-columns-repeated="3"/>
          <table:table-cell table:formula="of:=SUM([.G3:.G6])" office:value-type="float" office:value="2000000" calcext:value-type="float">
            <text:p>2.000.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to</text:p>
          </table:table-cell>
          <table:table-cell office:value-type="float" office:value="2600000" calcext:value-type="float">
            <text:p>2.600.00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max</text:p>
          </table:table-cell>
          <table:table-cell office:value-type="float" office:value="2600000" calcext:value-type="float">
            <text:p>2.600.00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mza</text:p>
          </table:table-cell>
          <table:table-cell office:value-type="float" office:value="2600000" calcext:value-type="float">
            <text:p>2.600.00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oficina</text:p>
          </table:table-cell>
          <table:table-cell office:value-type="float" office:value="2000000" calcext:value-type="float">
            <text:p>2.000.00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formula="of:=SUM([.C2:.C11])" office:value-type="float" office:value="24100000" calcext:value-type="float">
            <text:p>24.100.00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to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number-columns-repeated="2"/>
          <table:table-cell table:formula="of:=+[.C12]/[.C13]" office:value-type="float" office:value="602500" calcext:value-type="float">
            <text:p>602.500</text:p>
          </table:table-cell>
          <table:table-cell table:number-columns-repeated="6"/>
        </table:table-row>
        <table:table-row table:style-name="ro2" table:number-rows-repeated="3">
          <table:table-cell table:number-columns-repeated="9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2"/>
        </table:table-row>
        <table:table-row table:style-name="ro2">
          <table:table-cell table:number-columns-repeated="6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5P0" style:volatile="true" number:language="es" number:country="CL">
      <number:currency-symbol/>
      <number:text> </number:text>
      <number:number number:decimal-places="0" loext:min-decimal-places="0" number:min-integer-digits="1" number:grouping="true"/>
    </number:currency-style>
    <number:currency-style style:name="N10105" number:language="es" number:country="CL"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105P0"/>
    </number:currency-style>
    <number:currency-style style:name="N10106P0" style:volatile="true" number:language="es" number:country="CL">
      <number:currency-symbol/>
      <number:text> </number:text>
      <number:number number:decimal-places="0" loext:min-decimal-places="0" number:min-integer-digits="1" number:grouping="true"/>
    </number:currency-style>
    <number:currency-style style:name="N10106" number:language="es" number:country="CL">
      <style:text-properties fo:color="#ff0000"/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106P0"/>
    </number:currency-style>
    <number:currency-style style:name="N10108P0" style:volatile="true" number:language="es" number:country="CL">
      <number:currency-symbol/>
      <number:text> </number:text>
      <number:number number:decimal-places="2" loext:min-decimal-places="2" number:min-integer-digits="1" number:grouping="true"/>
    </number:currency-style>
    <number:currency-style style:name="N10108" number:language="es" number:country="CL"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108P0"/>
    </number:currency-style>
    <number:currency-style style:name="N10109P0" style:volatile="true" number:language="es" number:country="CL">
      <number:currency-symbol/>
      <number:text> </number:text>
      <number:number number:decimal-places="2" loext:min-decimal-places="2" number:min-integer-digits="1" number:grouping="true"/>
    </number:currency-style>
    <number:currency-style style:name="N10109" number:language="es" number:country="CL">
      <style:text-properties fo:color="#ff0000"/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109P0"/>
    </number:currency-style>
    <number:date-style style:name="N10110" number:language="es" number:country="CL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CL">
      <number:month number:textual="true"/>
      <number:text>-</number:text>
      <number:year/>
    </number:date-style>
    <number:time-style style:name="N10112" number:language="es" number:country="CL">
      <number:hours/>
      <number:text>:</number:text>
      <number:minutes number:style="long"/>
      <number:text> </number:text>
      <number:am-pm/>
    </number:time-style>
    <number:time-style style:name="N10113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CL">
      <number:hours/>
      <number:text>:</number:text>
      <number:minutes number:style="long"/>
    </number:time-style>
    <number:time-style style:name="N10115" number:language="es" number:country="CL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s" number:country="CL">
      <number:number number:decimal-places="0" loext:min-decimal-places="0" number:min-integer-digits="1" number:grouping="true"/>
    </number:number-style>
    <number:number-style style:name="N10117" number:language="es" number:country="CL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CL">
      <number:number number:decimal-places="0" loext:min-decimal-places="0" number:min-integer-digits="1" number:grouping="true"/>
    </number:number-style>
    <number:number-style style:name="N10118" number:language="es" number:country="CL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CL">
      <number:number number:decimal-places="2" loext:min-decimal-places="2" number:min-integer-digits="1" number:grouping="true"/>
    </number:number-style>
    <number:number-style style:name="N10119" number:language="es" number:country="CL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CL">
      <number:number number:decimal-places="2" loext:min-decimal-places="2" number:min-integer-digits="1" number:grouping="true"/>
    </number:number-style>
    <number:number-style style:name="N10120" number:language="es" number:country="CL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CL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CL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CL">
      <loext:text> </loext:text>
      <loext:fill-character> </loext:fill-character>
      <number:text>- </number:text>
    </number:number-style>
    <number:text-style style:name="N10124" number:language="es" number:country="C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CL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CL">
      <number:text>-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CL">
      <number:currency-symbol/>
      <loext:text> </loext:text>
      <loext:fill-character> </loext:fill-character>
      <number:text>- </number:text>
    </number:currency-style>
    <number:text-style style:name="N10128" number:language="es" number:country="C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CL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CL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CL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C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CL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CL">
      <number:text>-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CL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C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2">00-00-0000</text:date>, <text:time style:data-style-name="N2" text:time-value="13:54:12.37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creation-date>2018-01-29T01:45:08</meta:creation-date>
    <dc:date>2018-10-02T14:18:24.461000000</dc:date>
    <meta:generator>LibreOffice/6.1.0.3$Windows_X86_64 LibreOffice_project/efb621ed25068d70781dc026f7e9c5187a4decd1</meta:generator>
    <meta:editing-duration>PT5M33S</meta:editing-duration>
    <meta:editing-cycles>2</meta:editing-cycles>
    <meta:document-statistic meta:table-count="3" meta:cell-count="39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